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ff50" officeooo:paragraph-rsid="0013ff50" fo:background-color="#ffff0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f7c8f" officeooo:paragraph-rsid="001f7c8f" fo:background-color="#ffff0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2d5a6" officeooo:paragraph-rsid="0012d5a6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d5a6" officeooo:paragraph-rsid="0012d5a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2d5a6" officeooo:paragraph-rsid="0013ff5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2d5a6" officeooo:paragraph-rsid="0017ca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03fa" officeooo:paragraph-rsid="001503f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b186" officeooo:paragraph-rsid="0019b18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d5a6" officeooo:paragraph-rsid="0012d5a6" fo:background-color="#ffff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503fa" officeooo:paragraph-rsid="001503fa" fo:background-color="#ffff0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b186" officeooo:paragraph-rsid="0019b186" fo:background-color="#ffff0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f81b" officeooo:paragraph-rsid="0019f81b" fo:background-color="#ffff00" style:font-size-asian="10.5pt" style:font-weight-asian="bold" style:font-size-complex="12pt" style:font-weight-complex="bold"/>
    </style:style>
    <style:style style:name="P13" style:family="paragraph" style:parent-style-name="Standard">
      <style:text-properties officeooo:rsid="0013ff50" officeooo:paragraph-rsid="0013ff50"/>
    </style:style>
    <style:style style:name="P14" style:family="paragraph" style:parent-style-name="Standard">
      <style:text-properties officeooo:paragraph-rsid="001f7c8f"/>
    </style:style>
    <style:style style:name="P15" style:family="paragraph" style:parent-style-name="Standard">
      <style:text-properties officeooo:rsid="001f7c8f" officeooo:paragraph-rsid="001f7c8f"/>
    </style:style>
    <style:style style:name="T1" style:family="text">
      <style:text-properties officeooo:rsid="001860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DD de Manga 4 all</text:p>
      <text:p text:style-name="P3"/>
      <text:p text:style-name="P1">Création de la database :</text:p>
      <text:p text:style-name="P13"/>
      <text:p text:style-name="P5">create database manga4all;<text:line-break/><text:line-break/>use manga4all;<text:line-break/><text:line-break/>create table `utilisateurs`(<text:line-break/>id_util bigint(20) not null primary key auto_increment,<text:line-break/>pseudo_util varchar(50) not null,<text:line-break/>email_util varchar(50) not null,<text:line-break/>mdp_util varchar(50) not null,<text:line-break/>id_droit bigint(20) not null<text:line-break/>);<text:line-break/><text:line-break/>create table `mangas` (<text:line-break/>id_manga bigint(20) not null primary key auto_increment,<text:line-break/>nom_manga varchar(50) not null,<text:line-break/>tome_manga int not null,<text:line-break/>prix_manga int not null,<text:line-break/>langue_manga varchar(50) not null,<text:line-break/>id_edition bigint(20) not null,<text:line-break/>id_etat bigint (20) not null<text:line-break/>);<text:line-break/></text:p>
      <text:p text:style-name="P5">-----------------------------------------------------------------------</text:p>
      <text:p text:style-name="P5"/>
      <text:p text:style-name="P6">use manga4all;<text:line-break/><text:line-break/>create table `droits`(<text:line-break/>id_droit bigint(20) not null primary key auto_increment,<text:line-break/>nom_droit varchar(50) not null<text:line-break/>);<text:line-break/><text:line-break/>create table `profil<text:span text:style-name="T1">s</text:span>`(<text:line-break/>id_profil bigint(20) not null primary key auto_increment,<text:line-break/>nom_profil varchar(50) not null,<text:line-break/>id_util bigint(20) not null<text:line-break/>);<text:line-break/><text:line-break/>create table `commentaires` (<text:line-break/>id_comm bigint(20) not null primary key auto_increment,<text:line-break/>titre_comm varchar(50) not null,<text:line-break/>contenu_comm varchar(255) not null,<text:line-break/>id_profil bigint (20) not null<text:line-break/>);<text:line-break/></text:p>
      <text:p text:style-name="P6"/>
      <text:p text:style-name="P6"><text:soft-page-break/><text:line-break/>create table `messages`(<text:line-break/>id_msg bigint(20) not null primary key auto_increment,<text:line-break/>contenu_msg varchar(50) not null,<text:line-break/>id_util bigint(20) not null,<text:line-break/>id_util_reponse bigint(20) not null<text:line-break/>);<text:line-break/><text:line-break/>-----------------------------------------------------------------------------<text:line-break/></text:p>
      <text:p text:style-name="P4"/>
      <text:p text:style-name="P4">create table `editions`(<text:line-break/>id_edition bigint(20) not null primary key auto_increment,<text:line-break/>nom_edition varchar(50) not null<text:line-break/>);<text:line-break/><text:line-break/>create table `etats`(<text:line-break/>id_etat bigint(20) not null primary key auto_increment,<text:line-break/>nom_etat varchar(50) not null<text:line-break/>);<text:line-break/><text:line-break/>create table `auteurs`(<text:line-break/>id_auteur bigint(20) not null primary key auto_increment,<text:line-break/>nom_auteur varchar(50) not null<text:line-break/>);</text:p>
      <text:p text:style-name="P4"/>
      <text:p text:style-name="P9"/>
      <text:p text:style-name="P10">Création des FK :</text:p>
      <text:p text:style-name="P7"/>
      <text:p text:style-name="P7">use manga4all;<text:line-break/><text:line-break/>alter table utilisateurs<text:line-break/>add constraint foreign key (id_droit) references droits (id_droit);<text:line-break/><text:line-break/>alter table profils<text:line-break/>add constraint foreign key (id_util) references utilisateurs (id_util);<text:line-break/><text:line-break/>alter table commentaires<text:line-break/>add constraint foreign key (id_profil) references profils (id_profil);<text:line-break/><text:line-break/>alter table messages<text:line-break/>add constraint foreign key (id_util) references utilisateurs (id_util);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Création des tables d’association :</text:p>
      <text:p text:style-name="P8"/>
      <text:p text:style-name="P8">use manga4all;<text:line-break/><text:line-break/>create table `commercer` (<text:line-break/>id_manga bigint(20) not null,<text:line-break/>id_util bigint(20) not null,<text:line-break/>primary key (id_manga, id_util)<text:line-break/>);<text:line-break/>create table `emettre` (<text:line-break/>id_util bigint(20) not null,<text:line-break/>id_comm bigint(20) not null,<text:line-break/>primary key (id_util, id_comm)<text:line-break/>);<text:line-break/><text:line-break/>create table `dessiner` (<text:line-break/>id_manga bigint(20) not null,<text:line-break/>id_auteur bigint(20) not null,<text:line-break/>primary key (id_manga, id_auteur)<text:line-break/>);</text:p>
      <text:p text:style-name="P8"/>
      <text:p text:style-name="P12">Création des FK en rapport avec les tables d’association :</text:p>
      <text:p text:style-name="P12"/>
      <text:p text:style-name="Standard">use manga4all;<text:line-break/><text:line-break/>alter table mangas<text:line-break/>add constraint foreign key (id_edition) references editions (id_edition);<text:line-break/><text:line-break/>alter table mangas<text:line-break/>add constraint foreign key (id_etat) references etats (id_etat);</text:p>
      <text:p text:style-name="Standard"/>
      <text:p text:style-name="Standard">use manga4all;<text:line-break/><text:line-break/>alter table commercer<text:line-break/>add constraint foreign key (id_manga) references mangas (id_manga);<text:line-break/><text:line-break/>alter table commercer<text:line-break/>add constraint foreign key (id_util) references utilisateurs (id_util);</text:p>
      <text:p text:style-name="Standard"/>
      <text:p text:style-name="Standard"/>
      <text:p text:style-name="Standard">use manga4all;<text:line-break/><text:line-break/>alter table emettre<text:line-break/>add constraint foreign key (id_comm) references commentaires (id_comm);<text:line-break/><text:line-break/>alter table emettre<text:line-break/>add constraint foreign key (id_util) references utilisateurs (id_util);</text:p>
      <text:p text:style-name="Standard"/>
      <text:p text:style-name="Standard"/>
      <text:p text:style-name="Standard"/>
      <text:p text:style-name="Standard"/>
      <text:p text:style-name="Standard"><text:soft-page-break/>use manga4all;<text:line-break/><text:line-break/>alter table dessiner<text:line-break/>add constraint foreign key (id_manga) references mangas (id_manga);<text:line-break/><text:line-break/>alter table dessiner<text:line-break/>add constraint foreign key (id_auteur) references auteurs (id_auteur);</text:p>
      <text:p text:style-name="P14">use manga4all;<text:line-break/><text:line-break/></text:p>
      <text:p text:style-name="P2">Création de la FK id_user qui mène à 2 autres id différents :</text:p>
      <text:p text:style-name="P15"/>
      <text:p text:style-name="P14">alter table messages<text:line-break/>add constraint foreign key (id_util_reponse) references utilisateurs (id_util);<text:line-break/><text:line-break/>alter table messages<text:line-break/>add constraint foreign key (id_util) references utilisateurs (id_util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0:48:37.286000000</meta:creation-date>
    <dc:date>2021-10-01T13:39:09.826000000</dc:date>
    <meta:editing-duration>PT2H20M44S</meta:editing-duration>
    <meta:editing-cycles>11</meta:editing-cycles>
    <meta:generator>LibreOffice/7.1.5.2$Windows_X86_64 LibreOffice_project/85f04e9f809797b8199d13c421bd8a2b025d52b5</meta:generator>
    <meta:document-statistic meta:table-count="0" meta:image-count="0" meta:object-count="0" meta:page-count="4" meta:paragraph-count="19" meta:word-count="461" meta:character-count="3655" meta:non-whitespace-character-count="3183"/>
  </office:meta>
</office:document-meta>
</file>